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25cm" svg:stroke-color="#314004" draw:marker-start-width="0.229cm" draw:marker-end-width="0.229cm" draw:fill="solid" draw:fill-color="#ffffff" draw:textarea-horizontal-align="justify" draw:textarea-vertical-align="middle" draw:auto-grow-height="false" fo:padding-top="0.137cm" fo:padding-bottom="0.137cm" fo:padding-left="0.262cm" fo:padding-right="0.262cm" draw:shadow="visible" draw:shadow-offset-x="0.102cm" draw:shadow-offset-y="0.102cm" draw:shadow-opacity="30%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fill-color="#99ccff" draw:textarea-horizontal-align="justify" draw:textarea-vertical-align="middle" draw:auto-grow-height="false"/>
    </style:style>
    <style:style style:name="gr4" style:family="graphic" style:parent-style-name="standard">
      <style:graphic-properties draw:fill-color="#94bd5e" draw:textarea-horizontal-align="justify" draw:textarea-vertical-align="middle" draw:auto-grow-height="fals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>
      <style:graphic-properties style:protect="size"/>
    </style:style>
    <style:style style:name="gr7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8" style:family="graphic" style:parent-style-name="standard">
      <style:graphic-properties draw:fill-color="#94bd5e" draw:opacity="50%" draw:textarea-horizontal-align="justify" draw:textarea-vertical-align="middle" draw:auto-grow-height="fals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83cm" fo:min-width="1.52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74cm" fo:min-width="0.812cm"/>
    </style:style>
    <style:style style:name="gr11" style:family="graphic" style:parent-style-name="standard">
      <style:graphic-properties draw:fill-color="#94bd5e" draw:opacity="50%" draw:textarea-horizontal-align="justify" draw:textarea-vertical-align="middle" draw:auto-grow-height="false" draw:shadow-opacity="50%"/>
    </style:style>
    <style:style style:name="gr12" style:family="graphic" style:parent-style-name="standard">
      <style:graphic-properties draw:fill="solid" draw:fill-color="#ffc8c8" draw:opacity="40%" draw:textarea-horizontal-align="justify" draw:textarea-vertical-align="middle" draw:auto-grow-height="false" draw:shadow-opacity="40%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3cm" fo:min-width="0cm"/>
    </style:style>
    <style:style style:name="gr14" style:family="graphic" style:parent-style-name="standard">
      <style:graphic-properties draw:textarea-horizontal-align="justify" draw:textarea-vertical-align="middle" draw:auto-grow-height="fals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25cm" fo:min-width="2.355cm"/>
    </style:style>
    <style:style style:name="gr16" style:family="graphic" style:parent-style-name="standard">
      <style:graphic-properties draw:fill="solid" draw:fill-color="#ccffff" draw:opacity="40%" draw:textarea-horizontal-align="justify" draw:textarea-vertical-align="middle" draw:auto-grow-height="false" draw:shadow-opacity="40%"/>
    </style:style>
    <style:style style:name="gr17" style:family="graphic" style:parent-style-name="standard">
      <style:graphic-properties draw:stroke="none" svg:stroke-color="#000000" draw:fill="none" draw:fill-color="#ccffff" draw:textarea-horizontal-align="left" draw:auto-grow-height="true" draw:auto-grow-width="true" fo:min-height="0.92cm" fo:min-width="0cm"/>
    </style:style>
    <style:style style:name="gr18" style:family="graphic" style:parent-style-name="objectwithoutfill">
      <style:graphic-properties svg:stroke-width="0.051cm" svg:stroke-color="#00dcff" draw:marker-start="" draw:marker-start-width="0.381cm" draw:marker-end="Arrow" draw:marker-end-width="0.381cm" draw:fill="none" draw:textarea-vertical-align="middle" fo:padding-top="0.15cm" fo:padding-bottom="0.15cm" fo:padding-left="0.275cm" fo:padding-right="0.275cm"/>
    </style:style>
    <style:style style:name="gr19" style:family="graphic" style:parent-style-name="objectwithoutfill">
      <style:graphic-properties svg:stroke-width="0.051cm" svg:stroke-color="#ff950e" draw:marker-start-width="0.279cm" draw:marker-end="Arrow" draw:marker-end-width="0.381cm" draw:fill="none" draw:textarea-vertical-align="middle" fo:padding-top="0.15cm" fo:padding-bottom="0.15cm" fo:padding-left="0.275cm" fo:padding-right="0.275cm"/>
    </style:style>
    <style:style style:name="gr20" style:family="graphic" style:parent-style-name="standard">
      <style:graphic-properties draw:fill="solid" draw:fill-color="#000000" draw:opacity="0%" draw:textarea-horizontal-align="justify" draw:textarea-vertical-align="middle" draw:auto-grow-height="false" draw:shadow-offset-x="0.203cm" draw:shadow-offset-y="0.203cm" draw:shadow-opacity="0%"/>
    </style:style>
    <style:style style:name="gr21" style:family="graphic" style:parent-style-name="objectwithoutfill">
      <style:graphic-properties svg:stroke-width="0.051cm" svg:stroke-color="#33cc66" draw:marker-start-width="0.279cm" draw:marker-end="Arrow" draw:marker-end-width="0.381cm" draw:fill="none" draw:textarea-vertical-align="middle" fo:padding-top="0.15cm" fo:padding-bottom="0.15cm" fo:padding-left="0.275cm" fo:padding-right="0.275cm"/>
    </style:style>
    <style:style style:name="gr22" style:family="graphic" style:parent-style-name="standard">
      <style:graphic-properties svg:stroke-width="0.051cm" svg:stroke-color="#000000" draw:marker-start-width="0.279cm" draw:marker-end-width="0.279cm" draw:fill="none" draw:textarea-vertical-align="middle" draw:auto-grow-height="false" fo:min-height="0.749cm" fo:min-width="0.499cm" fo:padding-top="0.15cm" fo:padding-bottom="0.15cm" fo:padding-left="0.275cm" fo:padding-right="0.275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04cm" fo:min-width="0cm"/>
    </style:style>
    <style:style style:name="gr24" style:family="graphic" style:parent-style-name="standard">
      <style:graphic-properties draw:stroke="none" draw:fill-color="#c0c0c0" draw:opacity="50%" draw:textarea-horizontal-align="justify" draw:textarea-vertical-align="middle" draw:auto-grow-height="false" draw:shadow-opacity="50%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98cm" fo:min-width="3.192cm"/>
    </style:style>
    <style:style style:name="gr26" style:family="graphic" style:parent-style-name="standard">
      <style:graphic-properties draw:stroke="none" svg:stroke-color="#000000" draw:fill="none" draw:fill-color="#ccffff" draw:textarea-horizontal-align="left" draw:auto-grow-height="true" draw:auto-grow-width="true" fo:min-height="1.991cm" fo:min-width="1.88cm"/>
    </style:style>
    <style:style style:name="gr27" style:family="graphic" style:parent-style-name="standard">
      <style:graphic-properties draw:fill="solid" draw:fill-color="#aecf00" draw:opacity="50%" draw:textarea-horizontal-align="justify" draw:textarea-vertical-align="middle" draw:auto-grow-height="false" draw:shadow-opacity="50%"/>
    </style:style>
    <style:style style:name="gr28" style:family="graphic" style:parent-style-name="standard">
      <style:graphic-properties draw:stroke="none" svg:stroke-color="#000000" draw:fill="none" draw:fill-color="#aecf00" draw:opacity="50%" draw:textarea-horizontal-align="left" draw:auto-grow-height="true" draw:auto-grow-width="true" fo:min-height="0.891cm" fo:min-width="1.637cm" draw:shadow-opacity="50%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color="#ff3333" fo:font-size="36pt" fo:font-weight="bold" style:font-size-asian="36pt" style:font-weight-asian="bold" style:font-size-complex="36pt" style:font-weight-complex="bold"/>
    </style:style>
    <style:style style:name="P3" style:family="paragraph">
      <style:paragraph-properties fo:text-align="center"/>
      <style:text-properties fo:font-size="17pt" style:font-size-asian="17pt" style:font-size-complex="17pt"/>
    </style:style>
    <style:style style:name="P4" style:family="paragraph">
      <style:paragraph-properties fo:text-align="center"/>
      <style:text-properties fo:color="#b3b3b3"/>
    </style:style>
    <style:style style:name="P5" style:family="paragraph">
      <style:text-properties fo:font-size="20pt"/>
    </style:style>
    <style:style style:name="P6" style:family="paragraph">
      <style:paragraph-properties fo:text-align="center"/>
      <style:text-properties fo:font-size="11pt" style:font-size-asian="11pt" style:font-size-complex="11pt"/>
    </style:style>
    <style:style style:name="P7" style:family="paragraph">
      <style:text-properties fo:font-size="12pt" style:font-size-asian="12pt" style:font-size-complex="12pt"/>
    </style:style>
    <style:style style:name="P8" style:family="paragraph">
      <style:paragraph-properties fo:text-align="center"/>
      <style:text-properties fo:font-size="12pt" style:font-size-asian="12pt" style:font-size-complex="12pt"/>
    </style:style>
    <style:style style:name="P9" style:family="paragraph">
      <style:paragraph-properties fo:text-align="start"/>
    </style:style>
    <style:style style:name="P10" style:family="paragraph">
      <style:paragraph-properties fo:text-align="start"/>
      <style:text-properties fo:font-size="12pt" style:font-size-asian="12pt" style:font-size-complex="12pt"/>
    </style:style>
    <style:style style:name="P11" style:family="paragraph">
      <style:paragraph-properties fo:line-height="100%"/>
    </style:style>
    <style:style style:name="P12" style:family="paragraph">
      <style:paragraph-properties fo:line-height="100%"/>
      <style:text-properties fo:font-size="12pt" style:font-size-asian="12pt" style:font-size-complex="12pt"/>
    </style:style>
    <style:style style:name="P13" style:family="paragraph">
      <style:text-properties fo:font-size="14pt" style:font-size-asian="14pt" style:font-size-complex="14pt"/>
    </style:style>
    <style:style style:name="T1" style:family="text">
      <style:text-properties fo:color="#ff3333" fo:font-size="36pt" fo:font-weight="bold" style:font-size-asian="36pt" style:font-weight-asian="bold" style:font-size-complex="36pt" style:font-weight-complex="bold"/>
    </style:style>
    <style:style style:name="T2" style:family="text">
      <style:text-properties fo:font-size="17pt" style:font-size-asian="17pt" style:font-size-complex="17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color="#b3b3b3"/>
    </style:style>
    <style:style style:name="T5" style:family="text">
      <style:text-properties fo:font-size="11pt" style:font-size-asian="11pt" style:font-size-complex="11pt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color="#ff950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17.018cm" svg:height="4.826cm" svg:x="3.556cm" svg:y="6.35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5.218cm" svg:height="1.673cm" svg:x="3.795cm" svg:y="7.031cm">
          <draw:text-box>
            <text:p>def global_func()</text:p>
            <text:p><text:s text:c="6"/>return …</text:p>
          </draw:text-box>
        </draw:frame>
        <draw:frame draw:style-name="gr2" draw:layer="layout" svg:width="7.457cm" svg:height="0.962cm" svg:x="3.795cm" svg:y="9.271cm">
          <draw:text-box>
            <text:p>other_func = global_func</text:p>
          </draw:text-box>
        </draw:frame>
        <draw:custom-shape draw:style-name="gr3" draw:text-style-name="P1" xml:id="id1" draw:id="id1" draw:layer="layout" svg:width="3.556cm" svg:height="1.27cm" svg:x="11.176cm" svg:y="6.877cm">
          <text:p text:style-name="P1">global_fun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2" draw:id="id2" draw:layer="layout" svg:width="3.048cm" svg:height="1.524cm" svg:x="16.256cm" svg:y="6.75cm">
          <text:p text:style-name="P1">Return ...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14.732cm" svg:y1="7.512cm" svg:x2="16.256cm" svg:y2="7.512cm" draw:start-shape="id1" draw:start-glue-point="10" draw:end-shape="id2" draw:end-glue-point="3" svg:d="M14732 7512h1524" svg:viewBox="0 0 1525 1">
          <text:p/>
        </draw:connector>
        <draw:custom-shape draw:style-name="gr3" draw:text-style-name="P1" xml:id="id3" draw:id="id3" draw:layer="layout" svg:width="3.556cm" svg:height="1.27cm" svg:x="11.176cm" svg:y="9.144cm">
          <text:p text:style-name="P1">other_fun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svg:x1="14.732cm" svg:y1="9.779cm" svg:x2="17.78cm" svg:y2="8.274cm" draw:start-shape="id3" draw:start-glue-point="10" draw:end-shape="id2" draw:end-glue-point="2" svg:d="M14732 9779h3048v-1505" svg:viewBox="0 0 3049 1506">
          <text:p/>
        </draw:connector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custom-shape draw:style-name="gr1" draw:text-style-name="P1" draw:layer="layout" svg:width="11.684cm" svg:height="9.741cm" svg:x="8.636cm" svg:y="6.35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1.899cm" svg:height="0.962cm" svg:x="9.398cm" svg:y="7.166cm">
          <draw:text-box>
            <text:p>x = 3</text:p>
          </draw:text-box>
        </draw:frame>
        <draw:frame draw:style-name="gr2" draw:layer="layout" svg:width="1.899cm" svg:height="0.962cm" svg:x="9.531cm" svg:y="10.468cm">
          <draw:text-box>
            <text:p>x = 4</text:p>
          </draw:text-box>
        </draw:frame>
        <draw:custom-shape draw:style-name="gr3" draw:text-style-name="P1" xml:id="id4" draw:id="id4" draw:layer="layout" svg:width="1.27cm" svg:height="1.27cm" svg:x="13.462cm" svg:y="6.877cm">
          <text:p text:style-name="P1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5" draw:id="id5" draw:layer="layout" svg:width="1.778cm" svg:height="1.524cm" svg:x="16.256cm" svg:y="6.75cm">
          <text:p text:style-name="P1">3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14.732cm" svg:y1="7.512cm" svg:x2="16.256cm" svg:y2="7.512cm" draw:start-shape="id4" draw:start-glue-point="10" draw:end-shape="id5" draw:end-glue-point="3" svg:d="M14732 7512h1524" svg:viewBox="0 0 1525 1">
          <text:p/>
        </draw:connector>
        <draw:connector draw:style-name="gr7" draw:text-style-name="P1" draw:layer="layout" svg:x1="14.097cm" svg:y1="11.322cm" svg:x2="16.256cm" svg:y2="10.052cm" draw:start-shape="id6" draw:start-glue-point="4" draw:end-shape="id7" draw:end-glue-point="3" svg:d="M14097 11322v-1270h2159" svg:viewBox="0 0 2160 1271">
          <text:p/>
        </draw:connector>
        <draw:custom-shape draw:style-name="gr3" draw:text-style-name="P1" xml:id="id6" draw:id="id6" draw:layer="layout" svg:width="1.27cm" svg:height="1.27cm" svg:x="13.462cm" svg:y="11.322cm">
          <text:p text:style-name="P1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7" draw:id="id7" draw:layer="layout" svg:width="1.778cm" svg:height="1.524cm" svg:x="16.256cm" svg:y="9.29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4" draw:text-style-name="P1" xml:id="id8" draw:id="id8" draw:layer="layout" svg:width="1.778cm" svg:height="1.524cm" svg:x="16.256cm" svg:y="11.168cm">
          <text:p text:style-name="P1">4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14.732cm" svg:y1="11.957cm" svg:x2="16.256cm" svg:y2="11.93cm" draw:start-shape="id6" draw:start-glue-point="10" draw:end-shape="id8" draw:end-glue-point="3" svg:d="M14732 11957l1524-27" svg:viewBox="0 0 1525 28">
          <text:p/>
        </draw:connector>
        <draw:frame draw:style-name="gr2" draw:text-style-name="P2" draw:layer="layout" svg:width="1.209cm" svg:height="1.673cm" svg:x="13.523cm" svg:y="9.649cm">
          <draw:text-box>
            <text:p><text:span text:style-name="T1">x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custom-shape draw:style-name="gr1" draw:text-style-name="P1" draw:layer="layout" svg:width="9.612cm" svg:height="7.695cm" svg:x="9.287cm" svg:y="12.149cm">
          <text:p/>
          <draw:enhanced-geometry svg:viewBox="0 0 21600 21600" draw:type="rectangle" draw:enhanced-path="M 0 0 L 21600 0 21600 21600 0 21600 0 0 Z N"/>
        </draw:custom-shape>
        <draw:frame draw:style-name="gr9" draw:layer="layout" svg:width="2.023cm" svg:height="0.962cm" svg:x="9.674cm" svg:y="15.393cm">
          <draw:text-box>
            <text:p>x = y</text:p>
          </draw:text-box>
        </draw:frame>
        <draw:g>
          <draw:connector draw:style-name="gr7" draw:text-style-name="P1" draw:layer="layout" svg:x1="13.15cm" svg:y1="14.358cm" svg:x2="14.996cm" svg:y2="13.273cm" draw:start-shape="id9" draw:start-glue-point="4" draw:end-shape="id10" draw:end-glue-point="3" svg:d="M13150 14358v-1085h1846" svg:viewBox="0 0 1847 1086">
            <text:p/>
          </draw:connector>
          <draw:custom-shape draw:style-name="gr3" draw:text-style-name="P1" xml:id="id9" draw:id="id9" draw:layer="layout" svg:width="1.086cm" svg:height="1.176cm" svg:x="12.607cm" svg:y="14.358cm">
            <text:p text:style-name="P1">x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xml:id="id10" draw:id="id10" draw:layer="layout" svg:width="1.52cm" svg:height="1.411cm" svg:x="14.996cm" svg:y="12.568cm">
            <text:p text:style-name="P1">3</text:p>
            <draw:enhanced-geometry svg:viewBox="0 0 21600 21600" draw:type="rectangle" draw:enhanced-path="M 0 0 L 21600 0 21600 21600 0 21600 0 0 Z N"/>
          </draw:custom-shape>
          <draw:frame draw:style-name="gr10" draw:text-style-name="P2" draw:layer="layout" svg:width="1.312cm" svg:height="1.673cm" svg:x="12.658cm" svg:y="12.9cm">
            <draw:text-box>
              <text:p><text:span text:style-name="T1">x</text:span></text:p>
            </draw:text-box>
          </draw:frame>
          <draw:custom-shape draw:style-name="gr3" draw:text-style-name="P1" xml:id="id12" draw:id="id12" draw:layer="layout" svg:width="1.308cm" svg:height="1.321cm" svg:x="12.472cm" svg:y="16.213cm">
            <text:p text:style-name="P1">color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xml:id="id11" draw:id="id11" draw:layer="layout" svg:width="1.903cm" svg:height="1.836cm" svg:x="14.998cm" svg:y="15.921cm">
            <text:p text:style-name="P1"><text:span text:style-name="T2">“</text:span><text:span text:style-name="T2">green”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" xml:id="id13" draw:id="id13" draw:layer="layout" svg:width="1.086cm" svg:height="1.176cm" svg:x="12.61cm" svg:y="17.932cm">
            <text:p text:style-name="P1">y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5" draw:text-style-name="P1" draw:layer="layout" svg:x1="13.693cm" svg:y1="14.946cm" svg:x2="15.949cm" svg:y2="15.921cm" draw:start-shape="id9" draw:start-glue-point="10" draw:end-shape="id11" draw:end-glue-point="0" svg:d="M13693 14946h2256v975" svg:viewBox="0 0 2257 976">
            <text:p/>
          </draw:connector>
          <draw:connector draw:style-name="gr5" draw:text-style-name="P1" draw:layer="layout" draw:type="line" svg:x1="13.78cm" svg:y1="16.874cm" svg:x2="14.998cm" svg:y2="16.839cm" draw:start-shape="id12" draw:start-glue-point="10" draw:end-shape="id11" draw:end-glue-point="3" svg:d="M13780 16874l1218-35" svg:viewBox="0 0 1219 36">
            <text:p/>
          </draw:connector>
          <draw:connector draw:style-name="gr5" draw:text-style-name="P1" draw:layer="layout" svg:x1="13.696cm" svg:y1="18.52cm" svg:x2="15.949cm" svg:y2="17.757cm" draw:start-shape="id13" draw:start-glue-point="10" draw:end-shape="id11" draw:end-glue-point="2" svg:d="M13696 18520h2253v-763" svg:viewBox="0 0 2254 764">
            <text:p/>
          </draw:connector>
        </draw:g>
        <presentation:notes draw:style-name="dp2">
          <draw:page-thumbnail draw:style-name="gr6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custom-shape draw:style-name="gr1" draw:text-style-name="P1" draw:layer="layout" svg:width="11.684cm" svg:height="8.636cm" svg:x="8.89cm" svg:y="6.35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4.371cm" svg:height="0.962cm" svg:x="8.891cm" svg:y="6.831cm">
          <draw:text-box>
            <text:p>x = ['a', 'b', 'c']</text:p>
          </draw:text-box>
        </draw:frame>
        <draw:frame draw:style-name="gr2" draw:layer="layout" svg:width="2.606cm" svg:height="0.962cm" svg:x="9.231cm" svg:y="10.976cm">
          <draw:text-box>
            <text:p>x[1] = 4</text:p>
          </draw:text-box>
        </draw:frame>
        <draw:custom-shape draw:style-name="gr3" draw:text-style-name="P1" xml:id="id14" draw:id="id14" draw:layer="layout" svg:width="1.27cm" svg:height="1.27cm" svg:x="13.462cm" svg:y="6.677cm">
          <text:p text:style-name="P1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1.016cm" svg:height="0.908cm" svg:x="16.256cm" svg:y="8.382cm">
          <text:p text:style-name="P1">'a'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14.732cm" svg:y1="7.312cm" svg:x2="16.764cm" svg:y2="7.312cm" draw:start-shape="id14" draw:start-glue-point="10" draw:end-shape="id15" draw:end-glue-point="3" svg:d="M14732 7312h2032" svg:viewBox="0 0 2033 1">
          <text:p/>
        </draw:connector>
        <draw:custom-shape draw:style-name="gr3" draw:text-style-name="P1" xml:id="id16" draw:id="id16" draw:layer="layout" svg:width="1.27cm" svg:height="1.27cm" svg:x="13.462cm" svg:y="10.822cm">
          <text:p text:style-name="P1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15" draw:id="id15" draw:layer="layout" svg:width="2.794cm" svg:height="1.016cm" svg:x="16.764cm" svg:y="6.804cm">
          <text:p text:style-name="P1">[ <text:span text:style-name="T3">0</text:span>, <text:span text:style-name="T3">1</text:span>, <text:span text:style-name="T3">2</text:span>]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14.732cm" svg:y1="11.457cm" svg:x2="16.256cm" svg:y2="11.53cm" draw:start-shape="id16" draw:start-glue-point="10" svg:d="M14732 11457l1524 73" svg:viewBox="0 0 1525 74">
          <text:p/>
        </draw:connector>
        <draw:custom-shape draw:style-name="gr4" draw:text-style-name="P1" draw:layer="layout" svg:width="1.016cm" svg:height="0.908cm" svg:x="17.642cm" svg:y="8.382cm">
          <text:p text:style-name="P1">'b'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016cm" svg:height="0.908cm" svg:x="19.05cm" svg:y="8.382cm">
          <text:p text:style-name="P1">'c'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7.526cm" svg:y1="7.62cm" svg:x2="16.764cm" svg:y2="8.382cm">
          <text:p/>
        </draw:line>
        <draw:line draw:style-name="gr5" draw:text-style-name="P1" draw:layer="layout" svg:x1="18.288cm" svg:y1="7.62cm" svg:x2="18.288cm" svg:y2="8.382cm">
          <text:p/>
        </draw:line>
        <draw:line draw:style-name="gr5" draw:text-style-name="P1" draw:layer="layout" svg:x1="19.05cm" svg:y1="7.62cm" svg:x2="19.558cm" svg:y2="8.382cm">
          <text:p/>
        </draw:line>
        <draw:custom-shape draw:style-name="gr4" draw:text-style-name="P1" draw:layer="layout" svg:width="1.016cm" svg:height="0.908cm" svg:x="15.748cm" svg:y="12.446cm">
          <text:p text:style-name="P1">'a'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794cm" svg:height="1.016cm" svg:x="16.256cm" svg:y="10.949cm">
          <text:p text:style-name="P1">[ <text:span text:style-name="T3">0</text:span>, <text:span text:style-name="T3">1</text:span>, <text:span text:style-name="T3">2</text:span>]</text:p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1.016cm" svg:height="0.908cm" svg:x="16.934cm" svg:y="12.446cm">
          <text:p text:style-name="P1"><text:span text:style-name="T4">'b'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016cm" svg:height="0.908cm" svg:x="18.542cm" svg:y="12.446cm">
          <text:p text:style-name="P1">'c'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7.018cm" svg:y1="11.684cm" svg:x2="16.256cm" svg:y2="12.446cm">
          <text:p/>
        </draw:line>
        <draw:line draw:style-name="gr5" draw:text-style-name="P1" draw:layer="layout" svg:x1="18.542cm" svg:y1="11.684cm" svg:x2="19.05cm" svg:y2="12.446cm">
          <text:p/>
        </draw:line>
        <draw:custom-shape draw:style-name="gr4" draw:text-style-name="P1" draw:layer="layout" svg:width="1.016cm" svg:height="0.908cm" svg:x="17.98cm" svg:y="13.824cm">
          <text:p text:style-name="P1">4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" draw:layer="layout" svg:x1="17.78cm" svg:y1="11.684cm" svg:x2="18.542cm" svg:y2="13.824cm">
          <text:p/>
        </draw:line>
        <presentation:notes draw:style-name="dp2">
          <draw:page-thumbnail draw:style-name="gr6" draw:layer="layout" svg:width="14.848cm" svg:height="11.136cm" svg:x="3.075cm" svg:y="2.257cm" draw:page-number="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custom-shape draw:style-name="gr1" draw:text-style-name="P1" draw:layer="layout" svg:width="12.045cm" svg:height="6.36cm" svg:x="8.286cm" svg:y="6.401cm">
          <text:p/>
          <draw:enhanced-geometry svg:viewBox="0 0 21600 21600" draw:type="rectangle" draw:enhanced-path="M 0 0 L 21600 0 21600 21600 0 21600 0 0 Z N"/>
        </draw:custom-shape>
        <draw:g>
          <draw:custom-shape draw:style-name="gr12" draw:text-style-name="P1" draw:layer="layout" svg:width="2.36cm" svg:height="4.993cm" svg:x="13.646cm" svg:y="6.69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3" draw:text-style-name="P6" draw:layer="layout" svg:width="2.513cm" svg:height="1.223cm" svg:x="13.571cm" svg:y="6.7cm">
            <draw:text-box>
              <text:p text:style-name="P1"><text:span text:style-name="T5">global </text:span></text:p>
              <text:p text:style-name="P1"><text:span text:style-name="T5">namespace</text:span></text:p>
            </draw:text-box>
          </draw:frame>
        </draw:g>
        <draw:frame draw:style-name="gr2" draw:text-style-name="P7" draw:layer="layout" svg:width="1.552cm" svg:height="0.729cm" svg:x="8.962cm" svg:y="7.981cm">
          <draw:text-box>
            <text:p><text:span text:style-name="T6">G = 4</text:span></text:p>
          </draw:text-box>
        </draw:frame>
        <draw:frame draw:style-name="gr2" draw:text-style-name="P7" draw:layer="layout" svg:width="3.567cm" svg:height="2.163cm" svg:x="8.814cm" svg:y="9.978cm">
          <draw:text-box>
            <text:p><text:span text:style-name="T6">def func(p):</text:span></text:p>
            <text:p><text:span text:style-name="T6"><text:s text:c="4"/></text:span><text:span text:style-name="T6">l = 5</text:span></text:p>
            <text:p><text:span text:style-name="T6"><text:s text:c="4"/></text:span><text:span text:style-name="T6">res = p + l - G</text:span></text:p>
            <text:p><text:span text:style-name="T6"><text:s text:c="4"/></text:span><text:span text:style-name="T6">return res </text:span></text:p>
          </draw:text-box>
        </draw:frame>
        <draw:custom-shape draw:style-name="gr3" draw:text-style-name="P8" xml:id="id17" draw:id="id17" draw:layer="layout" svg:width="0.993cm" svg:height="0.943cm" svg:x="14.256cm" svg:y="7.827cm">
          <text:p text:style-name="P1"><text:span text:style-name="T6">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line" svg:x1="15.249cm" svg:y1="8.299cm" svg:x2="16.63cm" svg:y2="8.323cm" draw:start-shape="id17" draw:start-glue-point="10" draw:end-shape="id18" draw:end-glue-point="3" svg:d="M15249 8299l1381 24" svg:viewBox="0 0 1382 25">
          <text:p/>
        </draw:connector>
        <draw:custom-shape draw:style-name="gr4" draw:text-style-name="P8" xml:id="id18" draw:id="id18" draw:layer="layout" svg:width="1.016cm" svg:height="0.908cm" svg:x="16.63cm" svg:y="7.869cm">
          <text:p text:style-name="P1"><text:span text:style-name="T6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8" xml:id="id19" draw:id="id19" draw:layer="layout" svg:width="0.993cm" svg:height="0.943cm" svg:x="14.326cm" svg:y="10.287cm">
          <text:p text:style-name="P1"><text:span text:style-name="T6">fun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0" xml:id="id20" draw:id="id20" draw:layer="layout" svg:width="2.498cm" svg:height="1.694cm" svg:x="16.653cm" svg:y="9.911cm">
          <text:p text:style-name="P9"><text:span text:style-name="T6">l = 5</text:span></text:p>
          <text:p text:style-name="P9"><text:span text:style-name="T6">res = p+i -G</text:span></text:p>
          <text:p text:style-name="P9"><text:span text:style-name="T6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out" draw:type="line" svg:x1="15.319cm" svg:y1="10.759cm" svg:x2="16.653cm" svg:y2="10.758cm" draw:start-shape="id19" draw:start-glue-point="10" draw:end-shape="id20" draw:end-glue-point="3" svg:d="M15319 10759l1334-1" svg:viewBox="0 0 1335 2">
          <text:p/>
        </draw:connector>
        <draw:custom-shape draw:style-name="gr14" draw:text-style-name="P1" draw:layer="layout" svg:width="3.203cm" svg:height="0.472cm" svg:x="10.353cm" svg:y="8.09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1" draw:layer="layout" svg:width="2.093cm" svg:height="0.472cm" svg:x="12.233cm" svg:y="10.57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8" draw:layer="layout" svg:width="1.016cm" svg:height="0.908cm" svg:x="16.63cm" svg:y="8.871cm">
          <text:p text:style-name="P1"><text:span text:style-name="T6">12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" draw:layer="layout" svg:x1="15.241cm" svg:y1="9.44cm" svg:x2="16.63cm" svg:y2="9.44cm">
          <text:p/>
        </draw:line>
        <draw:custom-shape draw:style-name="gr3" draw:text-style-name="P8" draw:layer="layout" svg:width="0.993cm" svg:height="0.943cm" svg:x="14.249cm" svg:y="8.944cm">
          <text:p text:style-name="P1"><text:span text:style-name="T6">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7" draw:layer="layout" svg:width="1.552cm" svg:height="0.729cm" svg:x="8.962cm" svg:y="9.082cm">
          <draw:text-box>
            <text:p><text:span text:style-name="T6">l = 12</text:span></text:p>
          </draw:text-box>
        </draw:frame>
        <draw:custom-shape draw:style-name="gr14" draw:text-style-name="P1" draw:layer="layout" svg:width="3.203cm" svg:height="0.472cm" svg:x="10.353cm" svg:y="9.19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custom-shape draw:style-name="gr1" draw:text-style-name="P1" draw:layer="layout" svg:width="14.042cm" svg:height="11.483cm" svg:x="6.034cm" svg:y="4.8cm">
          <text:p/>
          <draw:enhanced-geometry svg:viewBox="0 0 21600 21600" draw:type="rectangle" draw:enhanced-path="M 0 0 L 21600 0 21600 21600 0 21600 0 0 Z N"/>
        </draw:custom-shape>
        <draw:g>
          <draw:custom-shape draw:style-name="gr12" draw:text-style-name="P1" draw:layer="layout" svg:width="2.682cm" svg:height="10.513cm" svg:x="13.732cm" svg:y="5.19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5" draw:text-style-name="P6" draw:layer="layout" svg:width="2.855cm" svg:height="2.575cm" svg:x="13.847cm" svg:y="5.201cm">
            <draw:text-box>
              <text:p text:style-name="P1"><text:span text:style-name="T5">global </text:span></text:p>
              <text:p text:style-name="P1"><text:span text:style-name="T5">namespace</text:span></text:p>
            </draw:text-box>
          </draw:frame>
        </draw:g>
        <draw:g>
          <draw:custom-shape draw:style-name="gr16" draw:text-style-name="P1" draw:layer="layout" svg:width="2.36cm" svg:height="4.779cm" svg:x="13.93cm" svg:y="10.55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7" draw:text-style-name="P6" draw:layer="layout" svg:width="2.513cm" svg:height="1.17cm" svg:x="13.855cm" svg:y="10.552cm">
            <draw:text-box>
              <text:p text:style-name="P1"><text:span text:style-name="T5">local </text:span></text:p>
              <text:p text:style-name="P1"><text:span text:style-name="T5">namespace</text:span></text:p>
            </draw:text-box>
          </draw:frame>
        </draw:g>
        <draw:frame draw:style-name="gr2" draw:text-style-name="P7" draw:layer="layout" svg:width="1.552cm" svg:height="0.729cm" svg:x="8.961cm" svg:y="6.481cm">
          <draw:text-box>
            <text:p><text:span text:style-name="T6">G = 4</text:span></text:p>
          </draw:text-box>
        </draw:frame>
        <draw:frame draw:style-name="gr2" draw:text-style-name="P7" draw:layer="layout" svg:width="3.567cm" svg:height="2.163cm" svg:x="8.813cm" svg:y="8.478cm">
          <draw:text-box>
            <text:p><text:span text:style-name="T6">def func(p):</text:span></text:p>
            <text:p><text:span text:style-name="T6"><text:s text:c="4"/></text:span><text:span text:style-name="T6">l = 5</text:span></text:p>
            <text:p><text:span text:style-name="T6"><text:s text:c="4"/></text:span><text:span text:style-name="T6">res = p + l - G</text:span></text:p>
            <text:p><text:span text:style-name="T6"><text:s text:c="4"/></text:span><text:span text:style-name="T6">return res </text:span></text:p>
          </draw:text-box>
        </draw:frame>
        <draw:custom-shape draw:style-name="gr3" draw:text-style-name="P8" xml:id="id21" draw:id="id21" draw:layer="layout" svg:width="0.993cm" svg:height="0.943cm" svg:x="14.615cm" svg:y="6.327cm">
          <text:p text:style-name="P1"><text:span text:style-name="T6">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line" svg:x1="15.608cm" svg:y1="6.799cm" svg:x2="16.929cm" svg:y2="6.823cm" draw:start-shape="id21" draw:start-glue-point="10" draw:end-shape="id22" draw:end-glue-point="3" svg:d="M15608 6799l1321 24" svg:viewBox="0 0 1322 25">
          <text:p/>
        </draw:connector>
        <draw:custom-shape draw:style-name="gr4" draw:text-style-name="P8" xml:id="id22" draw:id="id22" draw:layer="layout" svg:width="1.016cm" svg:height="0.908cm" svg:x="16.929cm" svg:y="6.369cm">
          <text:p text:style-name="P1"><text:span text:style-name="T6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8" xml:id="id23" draw:id="id23" draw:layer="layout" svg:width="0.993cm" svg:height="0.943cm" svg:x="14.615cm" svg:y="8.787cm">
          <text:p text:style-name="P1"><text:span text:style-name="T6">fun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0" xml:id="id24" draw:id="id24" draw:layer="layout" svg:width="2.498cm" svg:height="1.694cm" svg:x="16.952cm" svg:y="8.411cm">
          <text:p text:style-name="P9"><text:span text:style-name="T6">l = 5</text:span></text:p>
          <text:p text:style-name="P9"><text:span text:style-name="T6">res = p+i -G</text:span></text:p>
          <text:p text:style-name="P9"><text:span text:style-name="T6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out" draw:type="line" svg:x1="15.608cm" svg:y1="9.259cm" svg:x2="16.952cm" svg:y2="9.258cm" draw:start-shape="id23" draw:start-glue-point="10" draw:end-shape="id24" draw:end-glue-point="3" svg:d="M15608 9259l1344-1" svg:viewBox="0 0 1345 2">
          <text:p/>
        </draw:connector>
        <draw:frame draw:style-name="gr2" draw:text-style-name="P7" draw:layer="layout" svg:width="2.517cm" svg:height="0.729cm" svg:x="9.029cm" svg:y="11.182cm">
          <draw:text-box>
            <text:p><text:span text:style-name="T6">y = func(3)</text:span></text:p>
          </draw:text-box>
        </draw:frame>
        <draw:custom-shape draw:style-name="gr3" draw:text-style-name="P8" draw:layer="layout" svg:width="0.993cm" svg:height="0.943cm" svg:x="14.615cm" svg:y="11.611cm">
          <text:p text:style-name="P1"><text:span text:style-name="T6">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8" draw:layer="layout" svg:width="1.016cm" svg:height="0.908cm" svg:x="17.394cm" svg:y="11.611cm">
          <text:p text:style-name="P1"><text:span text:style-name="T6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1.016cm" svg:height="0.908cm" svg:x="17.394cm" svg:y="12.771cm">
          <text:p text:style-name="P1"><text:span text:style-name="T6">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8" draw:layer="layout" svg:width="0.993cm" svg:height="0.943cm" svg:x="14.615cm" svg:y="14.021cm">
          <text:p text:style-name="P1"><text:span text:style-name="T6">r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8" draw:layer="layout" svg:width="1.016cm" svg:height="0.908cm" svg:x="17.394cm" svg:y="14.056cm">
          <text:p text:style-name="P1"><text:span text:style-name="T6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" draw:layer="layout" svg:x1="15.638cm" svg:y1="12.11cm" svg:x2="17.394cm" svg:y2="12.111cm">
          <text:p/>
        </draw:line>
        <draw:line draw:style-name="gr5" draw:text-style-name="P1" draw:layer="layout" svg:x1="15.639cm" svg:y1="13.34cm" svg:x2="17.394cm" svg:y2="13.364cm">
          <text:p/>
        </draw:line>
        <draw:line draw:style-name="gr5" draw:text-style-name="P1" draw:layer="layout" svg:x1="15.617cm" svg:y1="14.524cm" svg:x2="17.394cm" svg:y2="14.525cm">
          <text:p/>
        </draw:line>
        <draw:custom-shape draw:style-name="gr14" draw:text-style-name="P1" draw:layer="layout" svg:width="3.203cm" svg:height="0.472cm" svg:x="10.352cm" svg:y="6.59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1" draw:layer="layout" svg:width="2.093cm" svg:height="0.472cm" svg:x="12.232cm" svg:y="9.07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1" xml:id="id29" draw:id="id29" draw:layer="layout" svg:width="3.203cm" svg:height="0.472cm" draw:transform="rotate (-0.151843644923506) translate (11.326cm 11.299cm)">
          <text:p/>
          <draw:enhanced-geometry svg:viewBox="0 0 21600 21600" draw:text-areas="0 ?f0 ?f5 ?f2" draw:type="right-arrow" draw:modifiers="15552.808988764 7032.5581395348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12" draw:layer="layout" svg:width="3.093cm" svg:height="2.641cm" svg:x="8.866cm" svg:y="12.434cm">
          <draw:text-box>
            <text:p text:style-name="P11"><text:span text:style-name="T6"><text:s/></text:span><text:span text:style-name="T6">l = 5</text:span></text:p>
            <text:p text:style-name="P11"><text:span text:style-name="T6"><text:s text:c="2"/></text:span></text:p>
            <text:p text:style-name="P11"><text:span text:style-name="T6">res = p + l - G</text:span></text:p>
            <text:p text:style-name="P11"><text:span text:style-name="T6"><text:s text:c="2"/></text:span></text:p>
            <text:p text:style-name="P11"><text:span text:style-name="T6">return res</text:span></text:p>
          </draw:text-box>
        </draw:frame>
        <draw:custom-shape draw:style-name="gr14" draw:text-style-name="P1" xml:id="id27" draw:id="id27" draw:layer="layout" svg:width="3.944cm" svg:height="0.472cm" draw:transform="rotate (-0.151843644923506) translate (10.617cm 12.553cm)">
          <text:p/>
          <draw:enhanced-geometry svg:viewBox="0 0 21600 21600" draw:text-areas="0 ?f0 ?f5 ?f2" draw:type="right-arrow" draw:modifiers="15552.808988764 7032.5581395348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1" draw:layer="layout" svg:width="3.579cm" svg:height="0.472cm" draw:transform="rotate (0.0438077642250577) translate (11.037cm 14.492cm)">
          <text:p/>
          <draw:enhanced-geometry svg:viewBox="0 0 21600 21600" draw:text-areas="0 ?f0 ?f5 ?f2" draw:type="right-arrow" draw:modifiers="15552.808988764 7032.5581395348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style-name="gr18" draw:text-style-name="P1" draw:layer="layout" draw:type="curve" svg:x1="11.837cm" svg:y1="13.745cm" svg:x2="14.615cm" svg:y2="6.799cm" draw:start-shape="id25" draw:start-glue-point="1" draw:end-shape="id21" draw:end-glue-point="6" svg:d="M11837 13745c2083 0 695-6946 2778-6946" svg:viewBox="0 0 2779 6947">
          <text:p/>
        </draw:connector>
        <draw:connector draw:style-name="gr19" draw:text-style-name="P1" draw:layer="layout" draw:type="curve" draw:line-skew="-0.195cm -0.762cm" svg:x1="10.913cm" svg:y1="14.106cm" svg:x2="14.48cm" svg:y2="13.383cm" draw:start-shape="id26" draw:start-glue-point="2" draw:end-shape="id27" draw:end-glue-point="1" svg:d="M10913 14106c0 459 1654 382 2448 87s729-810 1119-810" svg:viewBox="0 0 3568 1050">
          <text:p/>
        </draw:connector>
        <draw:custom-shape draw:style-name="gr20" draw:text-style-name="P1" xml:id="id25" draw:id="id25" draw:layer="layout" svg:width="0.602cm" svg:height="0.723cm" svg:x="11.235cm" svg:y="13.38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xml:id="id26" draw:id="id26" draw:layer="layout" svg:width="0.556cm" svg:height="0.722cm" svg:x="10.635cm" svg:y="13.38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xml:id="id28" draw:id="id28" draw:layer="layout" svg:width="0.556cm" svg:height="0.722cm" svg:x="10.035cm" svg:y="13.384cm">
          <text:p/>
          <draw:enhanced-geometry svg:viewBox="0 0 21600 21600" draw:type="rectangle" draw:enhanced-path="M 0 0 L 21600 0 21600 21600 0 21600 0 0 Z N"/>
        </draw:custom-shape>
        <draw:connector draw:style-name="gr21" draw:text-style-name="P1" draw:layer="layout" draw:type="curve" svg:x1="10.313cm" svg:y1="13.384cm" svg:x2="14.456cm" svg:y2="12.017cm" draw:start-shape="id28" draw:start-glue-point="0" draw:end-shape="id29" draw:end-glue-point="1" svg:d="M10313 13384c0-849 2323-707 3547-837s1349-530 596-530" svg:viewBox="0 0 4612 1368">
          <text:p/>
        </draw:connector>
        <draw:custom-shape draw:style-name="gr22" draw:text-style-name="P1" draw:layer="layout" svg:width="0.766cm" svg:height="3.203cm" svg:x="8.263cm" svg:y="11.553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3" draw:text-style-name="P8" draw:layer="layout" svg:width="0.993cm" svg:height="0.943cm" svg:x="14.615cm" svg:y="12.844cm">
          <text:p text:style-name="P1"><text:span text:style-name="T6">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13" draw:layer="layout" svg:width="1.107cm" svg:height="0.806cm" svg:x="12.063cm" svg:y="10.899cm">
          <draw:text-box>
            <text:p><text:span text:style-name="T3">(1)</text:span></text:p>
          </draw:text-box>
        </draw:frame>
        <draw:frame draw:style-name="gr2" draw:text-style-name="P13" draw:layer="layout" svg:width="1.107cm" svg:height="0.806cm" svg:x="11.764cm" svg:y="12.299cm">
          <draw:text-box>
            <text:p><text:span text:style-name="T3">(2)</text:span></text:p>
          </draw:text-box>
        </draw:frame>
        <draw:frame draw:style-name="gr2" draw:text-style-name="P13" draw:layer="layout" svg:width="1.107cm" svg:height="0.806cm" svg:x="12.064cm" svg:y="13.899cm">
          <draw:text-box>
            <text:p><text:span text:style-name="T3">(3)</text:span></text:p>
          </draw:text-box>
        </draw:frame>
        <draw:custom-shape draw:style-name="gr4" draw:text-style-name="P8" draw:layer="layout" svg:width="1.016cm" svg:height="0.908cm" svg:x="16.929cm" svg:y="7.371cm">
          <text:p text:style-name="P1"><text:span text:style-name="T6">12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" draw:layer="layout" svg:x1="15.317cm" svg:y1="7.94cm" svg:x2="16.929cm" svg:y2="7.94cm">
          <text:p/>
        </draw:line>
        <draw:custom-shape draw:style-name="gr3" draw:text-style-name="P8" draw:layer="layout" svg:width="0.993cm" svg:height="0.943cm" svg:x="14.615cm" svg:y="7.444cm">
          <text:p text:style-name="P1"><text:span text:style-name="T6">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7" draw:layer="layout" svg:width="1.552cm" svg:height="0.729cm" svg:x="8.961cm" svg:y="7.582cm">
          <draw:text-box>
            <text:p><text:span text:style-name="T6">l = 12</text:span></text:p>
          </draw:text-box>
        </draw:frame>
        <draw:custom-shape draw:style-name="gr14" draw:text-style-name="P1" draw:layer="layout" svg:width="3.203cm" svg:height="0.472cm" svg:x="10.352cm" svg:y="7.69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custom-shape draw:style-name="gr1" draw:text-style-name="P1" draw:layer="layout" svg:width="16.27cm" svg:height="12.7cm" svg:x="5.918cm" svg:y="4.934cm">
          <text:p/>
          <draw:enhanced-geometry svg:viewBox="0 0 21600 21600" draw:type="rectangle" draw:enhanced-path="M 0 0 L 21600 0 21600 21600 0 21600 0 0 Z N"/>
        </draw:custom-shape>
        <draw:frame draw:style-name="gr2" draw:text-style-name="P7" draw:layer="layout" svg:width="2.636cm" svg:height="0.729cm" svg:x="9.258cm" svg:y="15.202cm">
          <draw:text-box>
            <text:p><text:span text:style-name="T6">y = func(3) </text:span></text:p>
          </draw:text-box>
        </draw:frame>
        <draw:g>
          <draw:custom-shape draw:style-name="gr16" draw:text-style-name="P1" draw:layer="layout" svg:width="2.36cm" svg:height="4.779cm" svg:x="13.995cm" svg:y="5.75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7" draw:text-style-name="P6" draw:layer="layout" svg:width="2.513cm" svg:height="1.17cm" svg:x="13.92cm" svg:y="5.753cm">
            <draw:text-box>
              <text:p text:style-name="P1"><text:span text:style-name="T5">local </text:span></text:p>
              <text:p text:style-name="P1"><text:span text:style-name="T5">namespace</text:span></text:p>
            </draw:text-box>
          </draw:frame>
        </draw:g>
        <draw:frame draw:style-name="gr2" draw:text-style-name="P7" draw:layer="layout" svg:width="2.399cm" svg:height="0.729cm" svg:x="9.03cm" svg:y="6.383cm">
          <draw:text-box>
            <text:p><text:span text:style-name="T6">l = func(3)</text:span></text:p>
          </draw:text-box>
        </draw:frame>
        <draw:custom-shape draw:style-name="gr3" draw:text-style-name="P8" draw:layer="layout" svg:width="0.993cm" svg:height="0.943cm" svg:x="14.646cm" svg:y="6.812cm">
          <text:p text:style-name="P1"><text:span text:style-name="T6">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8" draw:layer="layout" svg:width="1.016cm" svg:height="0.908cm" svg:x="17.395cm" svg:y="6.812cm">
          <text:p text:style-name="P1"><text:span text:style-name="T6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1.016cm" svg:height="0.908cm" svg:x="17.395cm" svg:y="7.972cm">
          <text:p text:style-name="P1"><text:span text:style-name="T6">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8" draw:layer="layout" svg:width="0.993cm" svg:height="0.943cm" svg:x="14.625cm" svg:y="9.222cm">
          <text:p text:style-name="P1"><text:span text:style-name="T6">r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8" xml:id="id39" draw:id="id39" draw:layer="layout" svg:width="1.016cm" svg:height="0.908cm" svg:x="17.395cm" svg:y="9.257cm">
          <text:p text:style-name="P1"><text:span text:style-name="T6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" draw:layer="layout" svg:x1="15.639cm" svg:y1="7.311cm" svg:x2="17.395cm" svg:y2="7.312cm">
          <text:p/>
        </draw:line>
        <draw:line draw:style-name="gr5" draw:text-style-name="P1" draw:layer="layout" svg:x1="15.64cm" svg:y1="8.541cm" svg:x2="17.395cm" svg:y2="8.565cm">
          <text:p/>
        </draw:line>
        <draw:line draw:style-name="gr5" draw:text-style-name="P1" draw:layer="layout" svg:x1="15.618cm" svg:y1="9.725cm" svg:x2="17.395cm" svg:y2="9.726cm">
          <text:p/>
        </draw:line>
        <draw:custom-shape draw:style-name="gr14" draw:text-style-name="P1" xml:id="id33" draw:id="id33" draw:layer="layout" svg:width="3.203cm" svg:height="0.472cm" draw:transform="rotate (-0.151843644923506) translate (11.327cm 6.5cm)">
          <text:p/>
          <draw:enhanced-geometry svg:viewBox="0 0 21600 21600" draw:text-areas="0 ?f0 ?f5 ?f2" draw:type="right-arrow" draw:modifiers="15552.808988764 7032.5581395348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12" draw:layer="layout" svg:width="3.093cm" svg:height="2.641cm" svg:x="8.867cm" svg:y="7.635cm">
          <draw:text-box>
            <text:p text:style-name="P11"><text:span text:style-name="T6"><text:s/></text:span><text:span text:style-name="T6">l = 5</text:span></text:p>
            <text:p text:style-name="P11"><text:span text:style-name="T6"><text:s text:c="2"/></text:span></text:p>
            <text:p text:style-name="P11"><text:span text:style-name="T6">res = p + l - G</text:span></text:p>
            <text:p text:style-name="P11"><text:span text:style-name="T6"><text:s text:c="2"/></text:span></text:p>
            <text:p text:style-name="P11"><text:span text:style-name="T6">return res</text:span></text:p>
          </draw:text-box>
        </draw:frame>
        <draw:custom-shape draw:style-name="gr14" draw:text-style-name="P1" xml:id="id31" draw:id="id31" draw:layer="layout" svg:width="3.944cm" svg:height="0.472cm" draw:transform="rotate (-0.151843644923506) translate (10.618cm 7.754cm)">
          <text:p/>
          <draw:enhanced-geometry svg:viewBox="0 0 21600 21600" draw:text-areas="0 ?f0 ?f5 ?f2" draw:type="right-arrow" draw:modifiers="15552.808988764 7032.5581395348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1" draw:layer="layout" svg:width="3.579cm" svg:height="0.472cm" draw:transform="rotate (0.0438077642250577) translate (11.038cm 9.693cm)">
          <text:p/>
          <draw:enhanced-geometry svg:viewBox="0 0 21600 21600" draw:text-areas="0 ?f0 ?f5 ?f2" draw:type="right-arrow" draw:modifiers="15552.808988764 7032.5581395348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style-name="gr19" draw:text-style-name="P1" draw:layer="layout" draw:type="curve" svg:x1="10.914cm" svg:y1="9.307cm" svg:x2="14.481cm" svg:y2="8.584cm" draw:start-shape="id30" draw:start-glue-point="2" draw:end-shape="id31" draw:end-glue-point="1" svg:d="M10914 9307c0 751 2035 627 3115 258s1205-981 452-981" svg:viewBox="0 0 4046 1274">
          <text:p/>
        </draw:connector>
        <draw:custom-shape draw:style-name="gr20" draw:text-style-name="P1" draw:layer="layout" svg:width="0.602cm" svg:height="0.723cm" svg:x="11.236cm" svg:y="8.58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xml:id="id30" draw:id="id30" draw:layer="layout" svg:width="0.556cm" svg:height="0.722cm" svg:x="10.636cm" svg:y="8.58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xml:id="id32" draw:id="id32" draw:layer="layout" svg:width="0.556cm" svg:height="0.722cm" svg:x="10.036cm" svg:y="8.585cm">
          <text:p/>
          <draw:enhanced-geometry svg:viewBox="0 0 21600 21600" draw:type="rectangle" draw:enhanced-path="M 0 0 L 21600 0 21600 21600 0 21600 0 0 Z N"/>
        </draw:custom-shape>
        <draw:connector draw:style-name="gr21" draw:text-style-name="P1" draw:layer="layout" draw:type="curve" svg:x1="10.314cm" svg:y1="8.585cm" svg:x2="14.457cm" svg:y2="7.218cm" draw:start-shape="id32" draw:start-glue-point="0" draw:end-shape="id33" draw:end-glue-point="1" svg:d="M10314 8585c0-849 2323-707 3547-837s1349-530 596-530" svg:viewBox="0 0 4612 1368">
          <text:p/>
        </draw:connector>
        <draw:custom-shape draw:style-name="gr22" draw:text-style-name="P1" draw:layer="layout" svg:width="0.766cm" svg:height="3.203cm" svg:x="8.264cm" svg:y="6.754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3" draw:text-style-name="P8" draw:layer="layout" svg:width="0.993cm" svg:height="0.943cm" svg:x="14.648cm" svg:y="8.045cm">
          <text:p text:style-name="P1"><text:span text:style-name="T6">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2" draw:text-style-name="P1" draw:layer="layout" svg:width="2.36cm" svg:height="5.938cm" svg:x="14.046cm" svg:y="11.32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3" draw:text-style-name="P6" draw:layer="layout" svg:width="2.513cm" svg:height="1.454cm" svg:x="13.971cm" svg:y="11.33cm">
            <draw:text-box>
              <text:p text:style-name="P1"><text:span text:style-name="T5">global </text:span></text:p>
              <text:p text:style-name="P1"><text:span text:style-name="T5">namespace</text:span></text:p>
            </draw:text-box>
          </draw:frame>
        </draw:g>
        <draw:custom-shape draw:style-name="gr3" draw:text-style-name="P8" xml:id="id34" draw:id="id34" draw:layer="layout" svg:width="0.993cm" svg:height="0.943cm" svg:x="14.656cm" svg:y="12.618cm">
          <text:p text:style-name="P1"><text:span text:style-name="T6">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line" svg:x1="15.649cm" svg:y1="13.09cm" svg:x2="17.107cm" svg:y2="13.114cm" draw:start-shape="id34" draw:start-glue-point="10" draw:end-shape="id35" draw:end-glue-point="3" svg:d="M15649 13090l1458 24" svg:viewBox="0 0 1459 25">
          <text:p/>
        </draw:connector>
        <draw:custom-shape draw:style-name="gr4" draw:text-style-name="P8" xml:id="id35" draw:id="id35" draw:layer="layout" svg:width="1.016cm" svg:height="0.908cm" svg:x="17.107cm" svg:y="12.66cm">
          <text:p text:style-name="P1"><text:span text:style-name="T6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8" xml:id="id36" draw:id="id36" draw:layer="layout" svg:width="0.993cm" svg:height="0.943cm" svg:x="14.726cm" svg:y="15.078cm">
          <text:p text:style-name="P1"><text:span text:style-name="T6">fun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0" xml:id="id37" draw:id="id37" draw:layer="layout" svg:width="2.498cm" svg:height="1.694cm" svg:x="17.107cm" svg:y="14.702cm">
          <text:p text:style-name="P9"><text:span text:style-name="T6">L = 5</text:span></text:p>
          <text:p text:style-name="P9"><text:span text:style-name="T6">res = p+i -G</text:span></text:p>
          <text:p text:style-name="P9"><text:span text:style-name="T6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out" draw:type="line" svg:x1="15.719cm" svg:y1="15.55cm" svg:x2="17.107cm" svg:y2="15.549cm" draw:start-shape="id36" draw:start-glue-point="10" draw:end-shape="id37" draw:end-glue-point="3" svg:d="M15719 15550l1388-1" svg:viewBox="0 0 1389 2">
          <text:p/>
        </draw:connector>
        <draw:custom-shape draw:style-name="gr3" draw:text-style-name="P8" xml:id="id38" draw:id="id38" draw:layer="layout" svg:width="0.993cm" svg:height="0.943cm" svg:x="14.718cm" svg:y="16.212cm">
          <text:p text:style-name="P1"><text:span text:style-name="T6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svg:x1="15.711cm" svg:y1="16.684cm" svg:x2="18.411cm" svg:y2="9.711cm" draw:start-shape="id38" draw:start-glue-point="10" draw:end-shape="id39" draw:end-glue-point="1" svg:d="M15711 16684h3201v-6973h-501" svg:viewBox="0 0 3202 6974">
          <text:p/>
        </draw:connector>
        <draw:custom-shape draw:style-name="gr14" draw:text-style-name="P1" draw:layer="layout" svg:width="2.812cm" svg:height="0.472cm" draw:transform="rotate (-0.282219740047484) translate (12.025cm 15.437cm)">
          <text:p/>
          <draw:enhanced-geometry svg:viewBox="0 0 21600 21600" draw:text-areas="0 ?f0 ?f5 ?f2" draw:type="right-arrow" draw:modifiers="15552.808988764 7032.5581395348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" draw:text-style-name="P1" draw:layer="layout" svg:width="9.725cm" svg:height="5.431cm" svg:x="7.45cm" svg:y="5.57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1.787cm" svg:height="3.55cm" svg:x="17.166cm" svg:y="5.57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8" draw:layer="layout" svg:width="1.016cm" svg:height="0.908cm" svg:x="17.107cm" svg:y="13.698cm">
          <text:p text:style-name="P1"><text:span text:style-name="T6">12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" draw:layer="layout" svg:x1="15.718cm" svg:y1="14.267cm" svg:x2="17.107cm" svg:y2="14.267cm">
          <text:p/>
        </draw:line>
        <draw:custom-shape draw:style-name="gr3" draw:text-style-name="P8" draw:layer="layout" svg:width="0.993cm" svg:height="0.943cm" svg:x="14.726cm" svg:y="13.771cm">
          <text:p text:style-name="P1"><text:span text:style-name="T6">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6" draw:layer="layout" svg:width="14.848cm" svg:height="11.136cm" svg:x="3.075cm" svg:y="2.257cm" draw:page-number="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draw:style-name="gr2" draw:layer="layout" svg:width="11.216cm" svg:height="7.361cm" svg:x="2.553cm" svg:y="8.238cm">
          <draw:text-box>
            <text:p><text:span text:style-name="T7">def</text:span> outer_func():</text:p>
            <text:p><text:tab/>x = 'outer'</text:p>
            <text:p><text:s text:c="7"/>print('outer locals = ', locals())</text:p>
            <text:p><text:s text:c="7"/>print x</text:p>
            <text:p><text:span text:style-name="T7"><text:s text:c="7"/></text:span><text:span text:style-name="T7">def</text:span> inner_func():</text:p>
            <text:p><text:tab/><text:tab/>x = 'inner'</text:p>
            <text:p><text:s text:c="14"/>print('inner locals = ', locals())</text:p>
            <text:p><text:s text:c="14"/>print(x)</text:p>
            <text:p><text:s text:c="6"/>print('outer locals = ', locals())</text:p>
            <text:p><text:s text:c="6"/>print x </text:p>
          </draw:text-box>
        </draw:frame>
        <presentation:notes draw:style-name="dp2">
          <draw:page-thumbnail draw:style-name="gr6" draw:layer="layout" svg:width="14.848cm" svg:height="11.136cm" svg:x="3.075cm" svg:y="2.257cm" draw:page-number="8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draw:style-name="gr2" draw:layer="layout" svg:width="11.216cm" svg:height="9.494cm" svg:x="2.553cm" svg:y="8.238cm">
          <draw:text-box>
            <text:p><text:span text:style-name="T7">def</text:span> outer_func():</text:p>
            <text:p><text:tab/>x = 'outer'</text:p>
            <text:p><text:s text:c="7"/>print('outer locals = ', locals())</text:p>
            <text:p><text:s text:c="7"/>print(x)</text:p>
            <text:p><text:span text:style-name="T7"><text:s text:c="7"/></text:span><text:span text:style-name="T7">def</text:span> inner_func():</text:p>
            <text:p><text:s text:c="14"/>nonlocal x</text:p>
            <text:p><text:s text:c="14"/>print('inner locals = ', locals())</text:p>
            <text:p><text:tab/><text:tab/>x = 'inner'</text:p>
            <text:p><text:s text:c="14"/>print('inner locals = ', locals())</text:p>
            <text:p><text:s text:c="14"/>print(x)</text:p>
            <text:p><text:s text:c="6"/>inner() <text:s text:c="4"/></text:p>
            <text:p><text:s text:c="6"/>print(x)</text:p>
            <text:p><text:s text:c="6"/>print('outer locals = ', locals())</text:p>
          </draw:text-box>
        </draw:frame>
        <draw:custom-shape draw:style-name="gr12" draw:text-style-name="P1" draw:layer="layout" svg:width="4.296cm" svg:height="11.628cm" svg:x="16.315cm" svg:y="6.7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5" draw:text-style-name="P6" draw:layer="layout" svg:width="3.766cm" svg:height="2.848cm" svg:x="16.578cm" svg:y="6.754cm">
          <draw:text-box>
            <text:p text:style-name="P1"><text:span text:style-name="T5">global <text:s/>namespace</text:span></text:p>
          </draw:text-box>
        </draw:frame>
        <draw:custom-shape draw:style-name="gr16" draw:text-style-name="P1" draw:layer="layout" svg:width="3.358cm" svg:height="9.148cm" svg:x="16.784cm" svg:y="8.84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6" draw:text-style-name="P6" draw:layer="layout" svg:width="2.513cm" svg:height="2.241cm" svg:x="17.207cm" svg:y="8.85cm">
          <draw:text-box>
            <text:p text:style-name="P1"><text:span text:style-name="T5">outer </text:span></text:p>
            <text:p text:style-name="P1"><text:span text:style-name="T5">namespace</text:span></text:p>
          </draw:text-box>
        </draw:frame>
        <draw:g>
          <draw:custom-shape draw:style-name="gr27" draw:text-style-name="P1" draw:layer="layout" svg:width="2.626cm" svg:height="5.285cm" svg:x="17.189cm" svg:y="12.41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8" draw:text-style-name="P6" draw:layer="layout" svg:width="2.513cm" svg:height="1.141cm" svg:x="17.189cm" svg:y="12.568cm">
            <draw:text-box>
              <text:p text:style-name="P1"><text:span text:style-name="T5">inner </text:span></text:p>
              <text:p text:style-name="P1"><text:span text:style-name="T5">namespace</text:span></text:p>
            </draw:text-box>
          </draw:frame>
        </draw:g>
        <draw:custom-shape draw:style-name="gr3" draw:text-style-name="P8" xml:id="id40" draw:id="id40" draw:layer="layout" svg:width="2.329cm" svg:height="0.943cm" svg:x="17.169cm" svg:y="7.532cm">
          <text:p text:style-name="P1"><text:span text:style-name="T6">outer_fun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8" xml:id="id42" draw:id="id42" draw:layer="layout" svg:width="0.993cm" svg:height="0.943cm" svg:x="17.923cm" svg:y="9.946cm">
          <text:p text:style-name="P1"><text:span text:style-name="T6">x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8" xml:id="id44" draw:id="id44" draw:layer="layout" svg:width="2.3cm" svg:height="0.943cm" svg:x="17.283cm" svg:y="11.091cm">
          <text:p text:style-name="P1"><text:span text:style-name="T6">inner_fun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8" xml:id="id43" draw:id="id43" draw:layer="layout" svg:width="1.242cm" svg:height="0.908cm" svg:x="22.543cm" svg:y="9.93cm">
          <text:p text:style-name="P1"><text:span text:style-name="T6">'outer'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xml:id="id46" draw:id="id46" draw:layer="layout" svg:width="1.242cm" svg:height="0.908cm" svg:x="21.595cm" svg:y="14.826cm">
          <text:p text:style-name="P1"><text:span text:style-name="T6">'inner'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xml:id="id41" draw:id="id41" draw:layer="layout" svg:width="3.412cm" svg:height="1.013cm" svg:x="21.608cm" svg:y="7.586cm">
          <text:p text:style-name="P1"><text:span text:style-name="T6">outer_func co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xml:id="id45" draw:id="id45" draw:layer="layout" svg:width="3.521cm" svg:height="0.961cm" svg:x="21.585cm" svg:y="11.204cm">
          <text:p text:style-name="P1"><text:span text:style-name="T6">inner_func co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out" draw:type="line" svg:x1="19.498cm" svg:y1="8.004cm" svg:x2="21.608cm" svg:y2="8.092cm" draw:start-shape="id40" draw:start-glue-point="10" draw:end-shape="id41" draw:end-glue-point="3" svg:d="M19498 8004l2110 88" svg:viewBox="0 0 2111 89">
          <text:p/>
        </draw:connector>
        <draw:connector draw:style-name="gr5" draw:text-style-name="P1" draw:layer="layout" draw:type="line" svg:x1="18.916cm" svg:y1="10.418cm" svg:x2="22.543cm" svg:y2="10.384cm" draw:start-shape="id42" draw:start-glue-point="10" draw:end-shape="id43" draw:end-glue-point="3" svg:d="M18916 10418l3627-34" svg:viewBox="0 0 3628 35">
          <text:p/>
        </draw:connector>
        <draw:connector draw:style-name="gr5" draw:text-style-name="P1" draw:layer="layout" draw:type="line" svg:x1="19.583cm" svg:y1="11.563cm" svg:x2="21.585cm" svg:y2="11.684cm" draw:start-shape="id44" draw:start-glue-point="10" draw:end-shape="id45" draw:end-glue-point="3" svg:d="M19583 11563l2002 121" svg:viewBox="0 0 2003 122">
          <text:p/>
        </draw:connector>
        <draw:connector draw:style-name="gr5" draw:text-style-name="P1" draw:layer="layout" draw:line-skew="0.61cm" svg:x1="18.916cm" svg:y1="10.418cm" svg:x2="21.595cm" svg:y2="15.28cm" draw:start-shape="id42" draw:start-glue-point="10" draw:end-shape="id46" draw:end-glue-point="3" svg:d="M18916 10418h1950v4862h729" svg:viewBox="0 0 2680 4863">
          <text:p/>
        </draw:connector>
        <draw:frame draw:style-name="gr2" draw:layer="layout" svg:width="1.277cm" svg:height="0.962cm" svg:x="20.52cm" svg:y="9.422cm">
          <draw:text-box>
            <text:p>(1)</text:p>
          </draw:text-box>
        </draw:frame>
        <draw:frame draw:style-name="gr2" draw:layer="layout" svg:width="1.277cm" svg:height="0.962cm" svg:x="20.866cm" svg:y="12.614cm">
          <draw:text-box>
            <text:p>(2)</text:p>
          </draw:text-box>
        </draw:frame>
        <presentation:notes draw:style-name="dp2">
          <draw:page-thumbnail draw:style-name="gr6" draw:layer="layout" svg:width="14.848cm" svg:height="11.136cm" svg:x="3.075cm" svg:y="2.257cm" draw:page-number="9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1-01T15:37:51</meta:creation-date>
    <dc:date>2014-05-02T01:41:32.032882862</dc:date>
    <meta:editing-duration>PT37M3S</meta:editing-duration>
    <meta:editing-cycles>8</meta:editing-cycles>
    <meta:generator>LibreOffice/4.2.3.3$Linux_X86_64 LibreOffice_project/420m0$Build-3</meta:generator>
    <dc:creator>bertrand Neron</dc:creator>
    <meta:document-statistic meta:object-count="223"/>
  </office:meta>
</office:document-meta>
</file>